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creaTS()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oft-page-break/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oft-page-break/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oft-page-break/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oft-page-break/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oft-page-break/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2T21:27:30</dc:date>
    <meta:editing-cycles>89</meta:editing-cycles>
    <meta:editing-duration>PT28H04M55S</meta:editing-duration>
    <meta:document-statistic meta:table-count="1" meta:image-count="0" meta:object-count="3" meta:page-count="17" meta:paragraph-count="881" meta:word-count="3768" meta:character-count="3139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